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8" style:family="paragraph" style:parent-style-name="Table_20_Contents">
      <style:text-properties officeooo:rsid="008af966" officeooo:paragraph-rsid="008af966"/>
    </style:style>
    <style:style style:name="P59" style:family="paragraph" style:parent-style-name="Table_20_Contents">
      <style:text-properties officeooo:rsid="008beb34" officeooo:paragraph-rsid="008beb34"/>
    </style:style>
    <style:style style:name="P60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P70" style:family="paragraph" style:parent-style-name="Table_20_Contents">
      <style:text-properties officeooo:rsid="0090ff07" officeooo:paragraph-rsid="0090ff07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P78" style:family="paragraph" style:parent-style-name="Text_20_body">
      <style:text-properties officeooo:rsid="00a82ecb" officeooo:paragraph-rsid="009c1224"/>
    </style:style>
    <style:style style:name="P79" style:family="paragraph" style:parent-style-name="Text_20_body">
      <style:text-properties officeooo:rsid="009c2bbc" officeooo:paragraph-rsid="009c2bbc"/>
    </style:style>
    <style:style style:name="P80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4" style:family="paragraph" style:parent-style-name="Table_20_Contents">
      <style:text-properties officeooo:rsid="00a074ce" officeooo:paragraph-rsid="00a074ce"/>
    </style:style>
    <style:style style:name="P85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6" style:family="paragraph" style:parent-style-name="Table_20_Contents"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6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table-cell table:style-name="Table3.A2" table:number-rows-spanned="6" office:value-type="string">
            <text:p text:style-name="Standard"/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4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9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0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0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0" office:value-type="string">
            <text:p text:style-name="P77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0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0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8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0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0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0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19" office:value-type="string">
            <text:p text:style-name="P40">Miscellaneous operations.</text:p>
          </table:table-cell>
        </table:table-row>
        <table:table-row>
          <table:table-cell table:style-name="Table3.A2" table:number-rows-spanned="12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19" office:value-type="string">
            <text:p text:style-name="P48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19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19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3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3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5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7</text:p>
          </table:table-cell>
          <table:table-cell table:style-name="Table3.C25" office:value-type="string">
            <text:p text:style-name="P58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5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5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33</text:p>
          </table:table-cell>
          <table:table-cell table:style-name="Table3.C25" office:value-type="string">
            <text:p text:style-name="P84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5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5" office:value-type="string">
            <text:p text:style-name="P94">Set the current tilemap. P0P1 is the address in 6502 memory, P2P3 the x offset from the top left in pixels, and P4P5 the y offset in pixels.</text:p>
          </table:table-cell>
        </table:table-row>
        <table:table-row>
          <table:table-cell table:style-name="Table3.A2" table:number-rows-spanned="5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5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5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4">To not update a value set its byte values to $80 (or $8080 for a coordinate). The coordinates cannot be set independently</text:p>
            <text:p text:style-name="P70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5" office:value-type="string">
            <text:p text:style-name="P63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5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5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0">1</text:p>
          </table:table-cell>
          <table:table-cell table:style-name="Table3.C37" office:value-type="string">
            <text:p text:style-name="P59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37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37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37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37" office:value-type="string">
            <text:p text:style-name="P73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42" office:value-type="string">
            <text:p text:style-name="P75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3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4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4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4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47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47" office:value-type="string">
            <text:p text:style-name="P110">Move the turtle to the home position (pointing up in the centre)</text:p>
          </table:table-cell>
        </table:table-row>
      </table:table>
      <text:h text:style-name="P113" text:outline-level="3">Anchor points</text:h>
      <text:p text:style-name="P79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2">7</text:p>
          </table:table-cell>
          <table:table-cell table:style-name="Table8.A1" office:value-type="string">
            <text:p text:style-name="P80">8</text:p>
          </table:table-cell>
          <table:table-cell table:style-name="Table8.C1" office:value-type="string">
            <text:p text:style-name="P81">9</text:p>
          </table:table-cell>
        </table:table-row>
        <table:table-row table:style-name="Table8.1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80">0/5</text:p>
          </table:table-cell>
          <table:table-cell table:style-name="Table8.C2" office:value-type="string">
            <text:p text:style-name="P81">6</text:p>
          </table:table-cell>
        </table:table-row>
        <table:table-row table:style-name="Table8.1">
          <table:table-cell table:style-name="Table8.A3" office:value-type="string">
            <text:p text:style-name="P82">1</text:p>
          </table:table-cell>
          <table:table-cell table:style-name="Table8.A3" office:value-type="string">
            <text:p text:style-name="P80">2</text:p>
          </table:table-cell>
          <table:table-cell table:style-name="Table8.C3" office:value-type="string">
            <text:p text:style-name="P81">3</text:p>
          </table:table-cell>
        </table:table-row>
      </table:table>
      <text:p text:style-name="P78"/>
      <text:h text:style-name="P112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C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C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C2" office:value-type="string">
            <text:p text:style-name="P55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C2" office:value-type="string">
            <text:p text:style-name="P55">Page Down</text:p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C2" office:value-type="string">
            <text:p text:style-name="P55">End</text:p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C2" office:value-type="string">
            <text:p text:style-name="P55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C2" office:value-type="string">
            <text:p text:style-name="P55">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C2" office:value-type="string">
            <text:p text:style-name="P55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C2" office:value-type="string">
            <text:p text:style-name="P55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C2" office:value-type="string">
            <text:p text:style-name="P55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C2" office:value-type="string">
            <text:p text:style-name="P55">Page Up</text:p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C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C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5">22</text:p>
          </table:table-cell>
          <table:table-cell table:style-name="Table4.A2" office:value-type="string">
            <text:p text:style-name="P85">V</text:p>
          </table:table-cell>
          <table:table-cell table:style-name="Table4.C2" office:value-type="string">
            <text:p text:style-name="P86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C2" office:value-type="string">
            <text:p text:style-name="P55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C2" office:value-type="string">
            <text:p text:style-name="P55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C2" office:value-type="string">
            <text:p text:style-name="P55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C2" office:value-type="string">
            <text:p text:style-name="P55">Escape</text:p>
          </table:table-cell>
        </table:table-row>
        <table:table-row>
          <table:table-cell table:style-name="Table4.A2" office:value-type="string">
            <text:p text:style-name="P56">80-8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6">90-9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Background to 0-F</text:p>
          </table:table-cell>
        </table:table-row>
      </table:table>
      <text:p text:style-name="P13"/>
      <text:h text:style-name="P112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26T16:13:46.919334041</dc:date>
    <meta:editing-duration>PT2H36M23S</meta:editing-duration>
    <meta:editing-cycles>122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89" meta:word-count="1621" meta:character-count="8501" meta:non-whitespace-character-count="7114"/>
  </office:meta>
</office:document-meta>
</file>